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style:text-properties fo:color="#000000" style:font-name="Tahoma" style:font-name-complex="Tahoma1"/>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4" style:family="paragraph" style:parent-style-name="Standard">
      <style:paragraph-properties fo:margin-top="0cm" fo:margin-bottom="0cm" loext:contextual-spacing="false" fo:line-height="100%" fo:text-align="justify" style:justify-single-word="false"/>
    </style:style>
    <style:style style:name="P5"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font-name-complex="Courier New2" style:font-size-complex="10pt"/>
    </style:style>
    <style:style style:name="P6" style:family="paragraph" style:parent-style-name="Standard">
      <style:paragraph-properties fo:margin-top="0cm" fo:margin-bottom="0cm" loext:contextual-spacing="false" fo:line-height="100%" fo:text-align="justify" style:justify-single-word="false"/>
      <style:text-properties style:font-name="Times New Roman" style:font-name-asian="Times New Roman1" style:font-name-complex="Times New Roman1"/>
    </style:style>
    <style:style style:name="P7" style:family="paragraph" style:parent-style-name="Standard">
      <style:paragraph-properties fo:margin-top="0.494cm" fo:margin-bottom="0.494cm" loext:contextual-spacing="false" fo:line-height="100%"/>
    </style:style>
    <style:style style:name="P8" style:family="paragraph" style:parent-style-name="Standard">
      <style:paragraph-properties fo:margin-top="0cm" fo:margin-bottom="0.423cm" loext:contextual-spacing="false" fo:line-height="100%"/>
    </style:style>
    <style:style style:name="P9" style:family="paragraph" style:parent-style-name="No_20_Spacing">
      <style:paragraph-properties fo:text-align="justify" style:justify-single-word="false"/>
      <style:text-properties fo:font-style="italic" style:font-style-asian="italic"/>
    </style:style>
    <style:style style:name="P10" style:family="paragraph" style:parent-style-name="No_20_Spacing">
      <style:paragraph-properties fo:text-align="justify" style:justify-single-word="false"/>
    </style:style>
    <style:style style:name="P11" style:family="paragraph" style:parent-style-name="Heading_20_1" style:master-page-name="Standard">
      <style:paragraph-properties style:page-number="auto"/>
    </style:style>
    <style:style style:name="P12" style:family="paragraph" style:parent-style-name="Standard">
      <style:paragraph-properties fo:margin-top="0cm" fo:margin-bottom="0cm" loext:contextual-spacing="false" fo:line-height="100%"/>
      <style:text-properties fo:color="#000000" style:font-name="Tahoma" style:font-name-complex="Tahoma1"/>
    </style:style>
    <style:style style:name="P13" style:family="paragraph" style:parent-style-name="Standard">
      <style:paragraph-properties fo:margin-top="0cm" fo:margin-bottom="0cm" loext:contextual-spacing="false" fo:line-height="100%"/>
      <style:text-properties fo:color="#000000" style:font-name="Courier New" style:font-name-asian="Times New Roman1" style:font-name-complex="Courier New2"/>
    </style:style>
    <style:style style:name="P14"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font-name-complex="Courier New2" style:font-size-complex="10pt"/>
    </style:style>
    <style:style style:name="P15"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1" style:font-size-asian="10pt" style:font-name-complex="Courier New2" style:font-size-complex="10pt"/>
    </style:style>
    <style:style style:name="P16" style:family="paragraph" style:parent-style-name="Standard">
      <style:paragraph-properties fo:margin-top="0.494cm" fo:margin-bottom="0.494cm" loext:contextual-spacing="false" fo:line-height="100%"/>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fo:margin-top="0.494cm" fo:margin-bottom="0.494cm" loext:contextual-spacing="false" fo:line-height="100%"/>
      <style:text-properties style:font-name="Times New Roman" fo:font-size="12pt" fo:font-weight="bold" style:font-name-asian="Times New Roman1" style:font-size-asian="12pt" style:font-weight-asian="bold" style:font-name-complex="Times New Roman1" style:font-size-complex="12pt"/>
    </style:style>
    <style:style style:name="P18" style:family="paragraph" style:parent-style-name="Standard" style:list-style-name="WWNum1">
      <style:paragraph-properties fo:margin-top="0.494cm" fo:margin-bottom="0.494cm" loext:contextual-spacing="false" fo:line-height="100%"/>
    </style:style>
    <style:style style:name="P19" style:family="paragraph" style:parent-style-name="Standard">
      <style:text-properties fo:font-weight="bold" style:letter-kerning="true" style:font-name-asian="Times New Roman1" style:font-weight-asian="bold"/>
    </style:style>
    <style:style style:name="P20"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fo:color="#000000" style:font-name="Courier New" style:font-name-asian="Times New Roman1" style:font-name-complex="Courier New2"/>
    </style:style>
    <style:style style:name="P21" style:family="paragraph" style:parent-style-name="No_20_Spacing">
      <style:text-properties fo:font-weight="bold" style:font-weight-asian="bold"/>
    </style:style>
    <style:style style:name="T1" style:family="text">
      <style:text-properties fo:color="#000000" style:font-name="Tahoma" style:font-name-complex="Tahoma1"/>
    </style:style>
    <style:style style:name="T2" style:family="text">
      <style:text-properties fo:color="#000000" style:font-name="Courier New" style:font-name-complex="Courier New2"/>
    </style:style>
    <style:style style:name="T3" style:family="text">
      <style:text-properties fo:color="#000000" style:font-name="Courier New" style:font-name-asian="Times New Roman1" style:font-name-complex="Courier New2"/>
    </style:style>
    <style:style style:name="T4" style:family="text">
      <style:text-properties fo:color="#000000" style:font-name="Courier New" fo:font-weight="bold" style:font-name-asian="Times New Roman1" style:font-weight-asian="bold" style:font-name-complex="Courier New2"/>
    </style:style>
    <style:style style:name="T5" style:family="text">
      <style:text-properties fo:color="#0000ff" style:font-name="Tahoma" fo:font-weight="bold" style:font-weight-asian="bold" style:font-name-complex="Tahoma1" style:font-weight-complex="bold"/>
    </style:style>
    <style:style style:name="T6" style:family="text">
      <style:text-properties fo:color="#0000ff" style:font-name="Times New Roman" fo:font-weight="bold" style:font-weight-asian="bold" style:font-name-complex="Times New Roman1" style:font-weight-complex="bold"/>
    </style:style>
    <style:style style:name="T7" style:family="text">
      <style:text-properties fo:font-style="italic" style:font-style-asian="italic"/>
    </style:style>
    <style:style style:name="T8" style:family="text">
      <style:text-properties style:font-name="Courier New" fo:font-style="italic" style:font-style-asian="italic" style:font-name-complex="Courier New2"/>
    </style:style>
    <style:style style:name="T9" style:family="text">
      <style:text-properties style:font-name="Courier New" fo:font-size="10pt" style:font-name-asian="Times New Roman1" style:font-size-asian="10pt" style:font-name-complex="Courier New2" style:font-size-complex="10pt"/>
    </style:style>
    <style:style style:name="T10" style:family="text">
      <style:text-properties style:font-name="Courier New" style:font-name-asian="Times New Roman1" style:font-name-complex="Courier New2"/>
    </style:style>
    <style:style style:name="T11" style:family="text">
      <style:text-properties style:font-name="Times New Roman" fo:font-size="12pt" style:font-name-asian="Times New Roman1" style:font-size-asian="12pt" style:font-name-complex="Times New Roman1" style:font-size-complex="12pt"/>
    </style:style>
    <style:style style:name="T1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13" style:family="text">
      <style:text-properties style:font-name="Times New Roman" style:font-name-asian="Times New Roman1" style:font-name-complex="Times New Roman1"/>
    </style:style>
    <style:style style:name="T14" style:family="text">
      <style:text-properties fo:color="#ff0000"/>
    </style:style>
    <style:style style:name="T15" style:family="text">
      <style:text-properties fo:color="#ff0000" style:font-name="Courier New" fo:font-size="10pt" style:font-name-asian="Times New Roman1" style:font-size-asian="10pt" style:font-name-complex="Courier New2" style:font-size-complex="10pt"/>
    </style:style>
    <style:style style:name="T16" style:family="text">
      <style:text-properties fo:color="#ff0000" style:font-name="Times New Roman" fo:font-size="12pt" style:font-name-asian="Times New Roman1" style:font-size-asian="12pt" style:font-name-complex="Times New Roman1" style:font-size-complex="12pt"/>
    </style:style>
    <style:style style:name="T17" style:family="text">
      <style:text-properties fo:color="#7f0055" style:font-name="Courier New" style:font-name-asian="Times New Roman1" style:font-name-complex="Courier New2"/>
    </style:style>
    <style:style style:name="T18" style:family="text">
      <style:text-properties fo:color="#2a00ff" style:font-name="Courier New" style:font-name-asian="Times New Roman1" style:font-name-complex="Courier New2"/>
    </style:style>
    <style:style style:name="T19" style:family="text">
      <style:text-properties fo:font-weight="bold" style:font-weight-asian="bold"/>
    </style:style>
    <style:style style:name="T20"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smart pointer</text:h>
      <text:p text:style-name="No_20_Spacing"><text:a xlink:type="simple" xlink:href="http://www.codeproject.com/Articles/15351/Implementing-a-simple-smart-pointer-in-c" text:style-name="Internet_20_link" text:visited-style-name="Visited_20_Internet_20_Link">http://www.codeproject.com/Articles/15351/Implementing-a-simple-smart-pointer-in-c</text:a></text:p>
      <text:p text:style-name="P1"/>
      <text:p text:style-name="P1">To make using dynamic memory easier (and safer), the new library provides two</text:p>
      <text:p text:style-name="P2"><text:span text:style-name="T5">smart pointer </text:span><text:span text:style-name="T1">types that manage dynamic objects: </text:span><text:span text:style-name="T6">shared_ptr</text:span><text:span text:style-name="T1">, which allows multiple pointers to refer to the same object, and </text:span><text:span text:style-name="T6">unique_ptr</text:span><text:span text:style-name="T1">, which “owns” the object to which it points.</text:span></text:p>
      <text:p text:style-name="P2"><text:span text:style-name="T1">The library also defines a companion class named </text:span><text:span text:style-name="T6">weak_ptr </text:span><text:span text:style-name="T1">that is a weak reference</text:span></text:p>
      <text:p text:style-name="No_20_Spacing"><text:span text:style-name="T1">to an object managed by a </text:span><text:span text:style-name="T2">shared_ptr</text:span><text:span text:style-name="T1">. All three are defined in the </text:span><text:span text:style-name="T2">memory </text:span><text:span text:style-name="T1">header.</text:span></text:p>
      <text:p text:style-name="P9"/>
      <text:p text:style-name="P10"><text:span text:style-name="T7">Earlier versions of the library included a class named </text:span><text:span text:style-name="T8">auto_ptr </text:span><text:span text:style-name="T7">that had some, but not all, of the properties of </text:span><text:span text:style-name="T8">unique_ptr</text:span><text:span text:style-name="T7">. In particular, it was not possible to store an </text:span><text:span text:style-name="T8">auto_ptr </text:span><text:span text:style-name="T7">in a container, nor could we return one from a function.</text:span></text:p>
      <text:p text:style-name="P10"><text:span text:style-name="T7">Although </text:span><text:span text:style-name="T8">auto_ptr </text:span><text:span text:style-name="T7">is still part of the standard library, programs should use </text:span><text:span text:style-name="T8">unique_ptr </text:span><text:span text:style-name="T7">instead.</text:span></text:p>
      <text:p text:style-name="P10"/>
      <text:p text:style-name="P10"><text:a xlink:type="simple" xlink:href="http://www.codeproject.com/Articles/541067/Cplusplus-Smart-Pointers" text:style-name="Internet_20_link" text:visited-style-name="Visited_20_Internet_20_Link">http://www.codeproject.com/Articles/541067/Cplusplus-Smart-Pointers</text:a></text:p>
      <text:h text:style-name="Heading_20_1" text:outline-level="1">std::auto_ptr</text:h>
      <text:p text:style-name="No_20_Spacing"><text:span text:style-name="Strong">auto_ptr</text:span> type is provided by the C++ standard library as a sort of smart pointer that helps to avoid resource leaks when exceptions are thrown.</text:p>
      <text:p text:style-name="P16">Here is a typical example which has potential of memory leak.</text:p>
      <text:p text:style-name="P5">void memory_leak() </text:p>
      <text:p text:style-name="P5">{</text:p>
      <text:p text:style-name="P5"><text:tab/>ClassA * ptr = new ClassA;</text:p>
      <text:p text:style-name="P5"><text:tab/>...</text:p>
      <text:p text:style-name="P5"><text:tab/>delete ptr;</text:p>
      <text:p text:style-name="P5">} </text:p>
      <text:p text:style-name="P7"><text:span text:style-name="T11">The reason why this function is source of trouble is that the deletion of the object might be forgotten especially if we have </text:span><text:span text:style-name="T12">return</text:span><text:span text:style-name="T11"> inside of it. Also an exception would exit the function before the </text:span><text:span text:style-name="T12">delete</text:span><text:span text:style-name="T11"> statement at the end of the function causing a resource leak.</text:span></text:p>
      <text:p text:style-name="P16">Usually, we do try to capture all exceptions as in the example below.</text:p>
      <text:p text:style-name="P5">void memory_leak() </text:p>
      <text:p text:style-name="P5">{</text:p>
      <text:p text:style-name="P5"><text:tab/>ClassA * ptr = new ClassA;</text:p>
      <text:p text:style-name="P5"><text:tab/>try {</text:p>
      <text:p text:style-name="P5"><text:tab/>...</text:p>
      <text:p text:style-name="P5"><text:tab/>}</text:p>
      <text:p text:style-name="P5"><text:tab/>catch(...) {</text:p>
      <text:p text:style-name="P5"><text:tab/><text:tab/>delete ptr;</text:p>
      <text:p text:style-name="P5"><text:tab/><text:tab/>throw;</text:p>
      <text:p text:style-name="P5"><text:soft-page-break/><text:tab/>}</text:p>
      <text:p text:style-name="P5"><text:tab/>delete ptr;</text:p>
      <text:p text:style-name="P5">}</text:p>
      <text:p text:style-name="P16">As we see in the example, trying to handle the deletion of this object properly in the event of an exception makes the code more complicated and redundant.</text:p>
      <text:p text:style-name="P16">So, we need a pointer which can free the data to which it points whenever the pointer itself gets destroyed. Because the pointer is a local variable, it will be destroyed automatically when the function is exited regardless of whether the exit is normal or caused by an exception.</text:p>
      <text:p text:style-name="P7"><text:span text:style-name="T11">Our </text:span><text:span text:style-name="T12">auto_ptr</text:span><text:span text:style-name="T11"> is a pointer that serves as </text:span><text:span text:style-name="T12">owner</text:span><text:span text:style-name="T11"> of the object to which it refers. So, an object gets destroyed automatically when its </text:span><text:span text:style-name="T12">auto_ptr</text:span><text:span text:style-name="T11"> gets destroyed.</text:span></text:p>
      <text:p text:style-name="P7"><text:span text:style-name="T11">The function in the 1st example can be rewritten using </text:span><text:span text:style-name="T12">auto_ptr</text:span></text:p>
      <text:p text:style-name="P5">#include &lt;memory&gt;</text:p>
      <text:p text:style-name="P5">void memory_leak() </text:p>
      <text:p text:style-name="P5">{</text:p>
      <text:p text:style-name="P5"><text:tab/>std::auto_ptr&lt;ClassA&gt; ptr(new ClassA);</text:p>
      <text:p text:style-name="P5"><text:tab/>...</text:p>
      <text:p text:style-name="P5">} </text:p>
      <text:p text:style-name="P7"><text:span text:style-name="T11">The </text:span><text:span text:style-name="T12">delete</text:span><text:span text:style-name="T11"> statement and </text:span><text:span text:style-name="T12">catch</text:span><text:span text:style-name="T11"> clause are no longer needed. </text:span></text:p>
      <text:p text:style-name="P7"><text:span text:style-name="T11">An </text:span><text:span text:style-name="T12">auto_ptr</text:span><text:span text:style-name="T11"> has the same interface as an ordinary pointer. Operator * dereferences the object and operator -&gt; provides access to a member if the object is a class or a structure.</text:span></text:p>
      <text:p text:style-name="P17">But the pointer arithmetic such as ++ is not defined.</text:p>
      <text:p text:style-name="P7"><text:span text:style-name="T11">One more thing we should be careful about the usage of the pointer is that </text:span><text:span text:style-name="T12">auto_ptr</text:span><text:span text:style-name="T11"> does not allow us to initialize an object with an ordinary pointer by using the assignment syntax. So, we must initialize the </text:span><text:span text:style-name="T12">auto_ptr</text:span><text:span text:style-name="T11"> directly by using </text:span><text:span text:style-name="T12">its value</text:span><text:span text:style-name="T11">.</text:span></text:p>
      <text:p text:style-name="P5"><text:tab/>std::auto_ptr&lt;ClassA&gt; ptr1(new ClassA);<text:tab/> <text:s text:c="7"/>// RIGHT</text:p>
      <text:p text:style-name="P15"><text:tab/>std::auto_ptr&lt;ClassA&gt; ptr2 = new ClassA;<text:tab/>// WRONG</text:p>
      <text:p text:style-name="P15"><text:tab/>std::auto_ptr&lt;ClassA&gt; ptr3 = ptr1;<text:tab/> <text:s text:c="7"/>// RIGHT</text:p>
      <text:p text:style-name="P7"><text:span text:style-name="T11">Here is the example of </text:span><text:span text:style-name="T12">auto_ptr</text:span><text:span text:style-name="T11"> in action:</text:span></text:p>
      <text:p text:style-name="P5">#include &lt;iostream&gt;</text:p>
      <text:p text:style-name="P5">#include &lt;memory&gt;</text:p>
      <text:p text:style-name="P5"/>
      <text:p text:style-name="P5">using namespace std;</text:p>
      <text:p text:style-name="P5"/>
      <text:p text:style-name="P5">class Double</text:p>
      <text:p text:style-name="P5">{</text:p>
      <text:p text:style-name="P5">public:</text:p>
      <text:p text:style-name="P5"><text:tab/>Double(double d = 0) : dValue(d) { cout &lt;&lt; "constructor: " &lt;&lt; dValue &lt;&lt; endl; } </text:p>
      <text:p text:style-name="P5"><text:soft-page-break/><text:tab/>~Double() { cout &lt;&lt; "destructor: " &lt;&lt; dValue &lt;&lt; endl; }</text:p>
      <text:p text:style-name="P5"><text:tab/>void setDouble(double d) { dValue = d; }</text:p>
      <text:p text:style-name="P5">private:</text:p>
      <text:p text:style-name="P5"><text:tab/>double dValue;</text:p>
      <text:p text:style-name="P5">}; </text:p>
      <text:p text:style-name="P5"/>
      <text:p text:style-name="P5">int main()</text:p>
      <text:p text:style-name="P5">{</text:p>
      <text:p text:style-name="P3"><text:span text:style-name="T9"><text:tab/></text:span><text:span text:style-name="T15">auto_ptr</text:span><text:span text:style-name="T9">&lt;Double&gt; </text:span><text:span text:style-name="T15">ptr</text:span><text:span text:style-name="T9">(new Double(3.14));</text:span></text:p>
      <text:p text:style-name="P5"><text:tab/>(*ptr).setDouble(6.28); </text:p>
      <text:p text:style-name="P5"><text:tab/>return 0;</text:p>
      <text:p text:style-name="P5">}</text:p>
      <text:p text:style-name="P7"><text:span text:style-name="T11">An </text:span><text:span text:style-name="T12">auto_ptr</text:span><text:span text:style-name="T11"> is simply an object that holds a pointer for us within a function. Holding a pointer to guarantee deletion at the end of a scope is what </text:span><text:span text:style-name="T12">auto_ptr</text:span><text:span text:style-name="T11"> is for, and for other uses requires very specialized skills from a programmer.</text:span></text:p>
      <text:p text:style-name="P16">auto_ptr have some limitations. </text:p>
      <text:list xml:id="list6768630430441146630" text:style-name="WWNum1">
        <text:list-item>
          <text:p text:style-name="P18"><text:span text:style-name="T11">An auto_ptr </text:span><text:span text:style-name="T16">can't point to an array</text:span><text:span text:style-name="T11">. When deleting a pointer to an array we must use </text:span><text:span text:style-name="T12">delete[]</text:span><text:span text:style-name="T11"> to ensure that destructors are called for all objects in the array, but auto_ptr uses </text:span><text:span text:style-name="T12">delete</text:span><text:span text:style-name="T11">. </text:span></text:p>
        </text:list-item>
        <text:list-item>
          <text:p text:style-name="P18"><text:span text:style-name="T11">It </text:span><text:span text:style-name="T16">can't be used with the STL containers-elements</text:span><text:span text:style-name="T11"> in an STL container. When an auto_ptr is copied, ownership of the memory is transferred to the new auto_ptr and the original is set to NULL. In other words, auto_ptrs don't work in STL containers because the containers, or algorithms manipulating them, might copy the stored elements. Copies of auto_ptrs aren't equal because the original is set to NULL after being copied. An STL container may make copies of its elements, so you can't guarantee that a valid copy of the auto_ptr will remain after the algorithm processing the container's elements finishes.</text:span></text:p>
        </text:list-item>
      </text:list>
      <text:h text:style-name="Heading_20_1" text:outline-level="1">std::unique_ptr</text:h>
      <text:p text:style-name="No_20_Spacing"><text:a xlink:type="simple" xlink:href="http://stackoverflow.com/questions/6876751/differences-between-unique-ptr-and-shared-ptr" text:style-name="Internet_20_link" text:visited-style-name="Visited_20_Internet_20_Link">http://stackoverflow.com/questions/6876751/differences-between-unique-ptr-and-shared-ptr</text:a></text:p>
      <text:h text:style-name="Heading_20_1" text:outline-level="1">Macros</text:h>
      <text:p text:style-name="Standard"><text:a xlink:type="simple" xlink:href="http://www.programiz.com/c-programming/c-preprocessor-macros" text:style-name="Internet_20_link" text:visited-style-name="Visited_20_Internet_20_Link">http://www.programiz.com/c-programming/c-preprocessor-macros</text:a></text:p>
      <text:h text:style-name="Heading_20_1" text:outline-level="1">pragma</text:h>
      <text:p text:style-name="No_20_Spacing">'#pragma' is for compiler directives that are machine-specific or operating-system-specific, i.e. it tells the compiler to do something, set some option, take some action, override some default, etc. that may or may not apply to all machines and operating systems.</text:p>
      <text:p text:style-name="P4"><text:span text:style-name="T3">Thus, Pragma is implementation specific directive i.e each pragma directive has different implementation rule and use . There are many type of pragma directive and varies from one compiler to another </text:span><text:soft-page-break/><text:span text:style-name="T3">compiler .If compiler does not recognize particular pragma the it simply ignore that pragma statement without showing any error or warning message and execute the whole program assuming this pragma statement is not present. </text:span><text:span text:style-name="T10">For example  suppose there is any pragma directive is #pragma world .</text:span></text:p>
      <text:p text:style-name="P6"/>
      <text:p text:style-name="P2"><text:span text:style-name="T17">#include</text:span><text:span text:style-name="T10">&lt;stdio.h&gt;</text:span></text:p>
      <text:p text:style-name="P2"><text:span text:style-name="T17">#pragma</text:span><text:span text:style-name="T3"> world</text:span></text:p>
      <text:p text:style-name="P2"><text:span text:style-name="T17">int</text:span><text:span text:style-name="T3"> main(){</text:span></text:p>
      <text:p text:style-name="P2"><text:span text:style-name="T3">    printf(</text:span><text:span text:style-name="T18">"C is powerful language "</text:span><text:span text:style-name="T3">);</text:span></text:p>
      <text:p text:style-name="P2"><text:span text:style-name="T3">    </text:span><text:span text:style-name="T17">return</text:span><text:span text:style-name="T3"> 0;</text:span></text:p>
      <text:p text:style-name="P13">}</text:p>
      <text:p text:style-name="P2"><text:span text:style-name="T13"><text:line-break/></text:span><text:span text:style-name="T3">Output : C is powerful language</text:span></text:p>
      <text:p text:style-name="P13">Explanation: </text:p>
      <text:p text:style-name="P20">Since #pragma world is unknown for Turbo c 3.0 compiler so it will ignore this directive without showing any error or warning message and execute the whole program assuming #pragma world statement is not present.</text:p>
      <text:p text:style-name="P8"><text:span text:style-name="T13"><text:line-break/></text:span><text:span text:style-name="T4">List of pragma directives in turbo c 3.0:</text:span></text:p>
      <text:p text:style-name="P13">1. #pragma startup</text:p>
      <text:p text:style-name="P13">2. #pragma exit</text:p>
      <text:p text:style-name="P13">3. #pragma warn</text:p>
      <text:p text:style-name="P13">4. #pragma option</text:p>
      <text:p text:style-name="P13">5. #pragma inline</text:p>
      <text:p text:style-name="P13">6. #pragma argsused</text:p>
      <text:p text:style-name="P13">7. #pragma hdrfile</text:p>
      <text:p text:style-name="P13">8. #pragma hdrstop</text:p>
      <text:p text:style-name="P13">9. #pragma saveregs</text:p>
      <text:p text:style-name="No_20_Spacing"/>
      <text:p text:style-name="No_20_Spacing">I would generally try to avoid the use of #pragmas if possible, since they're extremely compiler-dependent and non-portable. GCC discourages the use of pragmas, and really only supports some of them for compatibility with other compilers; GCC has other ways of doing the same things that other compilers use pragmas for.</text:p>
      <text:p text:style-name="No_20_Spacing"><text:a xlink:type="simple" xlink:href="http://www.c4learn.com/c-programming/c-pragma-startup-and-pragma-exit-directive/" text:style-name="Internet_20_link" text:visited-style-name="Visited_20_Internet_20_Link"><text:span text:style-name="T14">http://www.c4learn.com/c-programming/c-pragma-startup-and-pragma-exit-directive/</text:span></text:a></text:p>
      <text:p text:style-name="No_20_Spacing"><text:a xlink:type="simple" xlink:href="http://www.cprogramming.com/reference/preprocessor/pragma.html" text:style-name="Internet_20_link" text:visited-style-name="Visited_20_Internet_20_Link"><text:span text:style-name="T14">http://www.cprogramming.com/reference/preprocessor/pragma.html</text:span></text:a></text:p>
      <text:h text:style-name="Heading_20_1" text:outline-level="1">Multithreading in C++</text:h>
      <text:p text:style-name="No_20_Spacing">Thread header is available only after C++11.</text:p>
      <text:p text:style-name="No_20_Spacing"><text:a xlink:type="simple" xlink:href="https://www.tutorialcup.com/cplusplus/multithreading.htm" text:style-name="Internet_20_link" text:visited-style-name="Visited_20_Internet_20_Link">https://www.tutorialcup.com/cplusplus/multithreading.htm</text:a></text:p>
      <text:p text:style-name="No_20_Spacing"><text:a xlink:type="simple" xlink:href="http://en.cppreference.com/w/cpp/header/thread" text:style-name="Internet_20_link" text:visited-style-name="Visited_20_Internet_20_Link">http://en.cppreference.com/w/cpp/header/thread</text:a></text:p>
      <text:h text:style-name="Heading_20_1" text:outline-level="1"><text:soft-page-break/>Boost library</text:h>
      <text:p text:style-name="Standard"><text:span text:style-name="T20">Boost</text:span> is a set of <text:a xlink:type="simple" xlink:href="https://en.wikipedia.org/wiki/Library_%28computer_science%29" text:style-name="Internet_20_link" text:visited-style-name="Visited_20_Internet_20_Link">libraries</text:a> for the <text:a xlink:type="simple" xlink:href="https://en.wikipedia.org/wiki/C%2B%2B" text:style-name="Internet_20_link" text:visited-style-name="Visited_20_Internet_20_Link">C++</text:a> programming language that provide support for tasks and structures such as <text:a xlink:type="simple" xlink:href="https://en.wikipedia.org/wiki/Linear_algebra" text:style-name="Internet_20_link" text:visited-style-name="Visited_20_Internet_20_Link">linear algebra</text:a>, <text:a xlink:type="simple" xlink:href="https://en.wikipedia.org/wiki/Pseudorandom_number_generator" text:style-name="Internet_20_link" text:visited-style-name="Visited_20_Internet_20_Link">pseudorandom number generation</text:a>, <text:a xlink:type="simple" xlink:href="https://en.wikipedia.org/wiki/Thread_%28computing%29" text:style-name="Internet_20_link" text:visited-style-name="Visited_20_Internet_20_Link">multithreading</text:a>, <text:a xlink:type="simple" xlink:href="https://en.wikipedia.org/wiki/Image_processing" text:style-name="Internet_20_link" text:visited-style-name="Visited_20_Internet_20_Link">image processing</text:a>, <text:a xlink:type="simple" xlink:href="https://en.wikipedia.org/wiki/Regular_expression" text:style-name="Internet_20_link" text:visited-style-name="Visited_20_Internet_20_Link">regular expressions</text:a>, and <text:a xlink:type="simple" xlink:href="https://en.wikipedia.org/wiki/Unit_testing" text:style-name="Internet_20_link" text:visited-style-name="Visited_20_Internet_20_Link">unit testing</text:a>. It contains over eighty individual libraries.</text:p>
      <text:p text:style-name="P21">How to write test cases for C++?</text:p>
      <text:p text:style-name="No_20_Spacing">Wrote test cases which was actually a program which compares concatenated strings of results for insertion, deletion, multiple insertion, multiple deletion,</text:p>
      <text:p text:style-name="No_20_Spacing">one by one alternate blocks for both types</text:p>
      <text:p text:style-name="No_20_Spacing"/>
      <text:p text:style-name="P19">What happens if an exception is raised in constructor?</text:p>
      <text:p text:style-name="Standard"><text:a xlink:type="simple" xlink:href="http://stackoverflow.com/questions/5816288/what-happens-if-an-exception-is-raised-in-constructor" text:style-name="Internet_20_link" text:visited-style-name="Visited_20_Internet_20_Link">http://stackoverflow.com/questions/5816288/what-happens-if-an-exception-is-raised-in-constructor</text:a></text:p>
      <text:p text:style-name="Standard"><text:span text:style-name="T19">Const cast, Reinterpret cast</text:span> <text:a xlink:type="simple" xlink:href="http://www.cplusplus.com/doc/tutorial/typecasting/" text:style-name="Internet_20_link" text:visited-style-name="Visited_20_Internet_20_Link">http://www.cplusplus.com/doc/tutorial/typecasting/</text:a></text:p>
      <text:h text:style-name="Heading_20_1" text:outline-level="1">Static and Singelton</text:h>
      <text:p text:style-name="No_20_Spacing"><text:a xlink:type="simple" xlink:href="http://www.studytonight.com/cpp/static-keyword.php" text:style-name="Internet_20_link" text:visited-style-name="Visited_20_Internet_20_Link">http://www.studytonight.com/cpp/static-keyword.php</text:a></text:p>
      <text:p text:style-name="No_20_Spacing"><text:a xlink:type="simple" xlink:href="http://www.codeproject.com/Articles/1921/Singleton-Pattern-its-implementation-with-C" text:style-name="Internet_20_link" text:visited-style-name="Visited_20_Internet_20_Link">http://www.codeproject.com/Articles/1921/Singleton-Pattern-its-implementation-with-C</text:a></text:p>
      <text:h text:style-name="Heading_20_1" text:outline-level="1">Design pattern</text:h>
      <text:p text:style-name="No_20_Spacing"><text:a xlink:type="simple" xlink:href="https://en.wikibooks.org/wiki/C%2B%2B_Programming/Code/Design_Patterns" text:style-name="Internet_20_link" text:visited-style-name="Visited_20_Internet_20_Link">https://en.wikibooks.org/wiki/C%2B%2B_Programming/Code/Design_Patterns</text:a></text:p>
      <text:h text:style-name="Heading_20_1" text:outline-level="1">Simple C Questions</text:h>
      <text:p text:style-name="No_20_Spacing"><text:a xlink:type="simple" xlink:href="http://www.programiz.com/c-programming" text:style-name="Internet_20_link" text:visited-style-name="Visited_20_Internet_20_Link">http://www.programiz.com/c-programming</text:a></text:p>
      <text:p text:style-name="No_20_Spacing"><text:a xlink:type="simple" xlink:href="http://www.tutorialspoint.com/cprogramming/cprogramming_interview_questions.htm" text:style-name="Internet_20_link" text:visited-style-name="Visited_20_Internet_20_Link">http://www.tutorialspoint.com/cprogramming/cprogramming_interview_questions.htm</text:a></text:p>
      <text:p text:style-name="No_20_Spacing"><text:a xlink:type="simple" xlink:href="http://placement.freshersworld.com/power-preparation/technical-interview-questions/C-programming-answers-21419" text:style-name="Internet_20_link" text:visited-style-name="Visited_20_Internet_20_Link">http://placement.freshersworld.com/power-preparation/technical-interview-questions/C-programming-answers-21419</text:a></text:p>
      <text:h text:style-name="Heading_20_1" text:outline-level="1">C++ Interview Questions</text:h>
      <text:p text:style-name="No_20_Spacing"><text:a xlink:type="simple" xlink:href="http://www.learncpp.com/" text:style-name="Internet_20_link" text:visited-style-name="Visited_20_Internet_20_Link">http://www.learncpp.com/</text:a> <text:a xlink:type="simple" xlink:href="http://www.tenouk.com/Module30.html" text:style-name="Internet_20_link" text:visited-style-name="Visited_20_Internet_20_Link">http://www.tenouk.com/Module30.html</text:a></text:p>
      <text:p text:style-name="No_20_Spacing"><text:a xlink:type="simple" xlink:href="http://www.geeksforgeeks.org/c-plus-plus/" text:style-name="Internet_20_link" text:visited-style-name="Visited_20_Internet_20_Link">http://www.geeksforgeeks.org/c-plus-plus/</text:a></text:p>
      <text:p text:style-name="No_20_Spacing"><text:a xlink:type="simple" xlink:href="https://isocpp.org/wiki/faq/exceptions#dtors-shouldnt-throw" text:style-name="Internet_20_link" text:visited-style-name="Visited_20_Internet_20_Link">https://isocpp.org/wiki/faq/exceptions#dtors-shouldnt-throw</text:a></text:p>
      <text:p text:style-name="No_20_Spacing"><text:a xlink:type="simple" xlink:href="http://a4academics.com/interview-questions/57-c-plus-plus/419-cpp-interview-questions-answers" text:style-name="Internet_20_link" text:visited-style-name="Visited_20_Internet_20_Link">http://a4academics.com/interview-questions/57-c-plus-plus/419-cpp-interview-questions-answers</text:a></text:p>
      <text:p text:style-name="No_20_Spacing"><text:a xlink:type="simple" xlink:href="http://geeksquiz.com/commonly-asked-c-interview-questions-set-1/" text:style-name="Internet_20_link" text:visited-style-name="Visited_20_Internet_20_Link">http://geeksquiz.com/commonly-asked-c-interview-questions-set-1/</text:a></text:p>
      <text:p text:style-name="No_20_Spacing"><text:a xlink:type="simple" xlink:href="http://www.careerride.com/C++-Interview-questions-Answer.aspx" text:style-name="Internet_20_link" text:visited-style-name="Visited_20_Internet_20_Link">http://www.careerride.com/C++-Interview-questions-Answer.aspx</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143</meta:editing-cycles>
    <meta:creation-date>2015-08-07T20:28:00</meta:creation-date>
    <dc:date>2016-09-06T20:54:12.807269700</dc:date>
    <meta:editing-duration>P4DT7H12M38S</meta:editing-duration>
    <meta:generator>LibreOffice/5.1.4.2$Linux_X86_64 LibreOffice_project/10m0$Build-2</meta:generator>
    <meta:document-statistic meta:table-count="0" meta:image-count="0" meta:object-count="0" meta:page-count="5" meta:paragraph-count="129" meta:word-count="1146" meta:character-count="8297" meta:non-whitespace-character-count="7217"/>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